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miri" svg:font-family="Amiri" style:font-pitch="variable"/>
    <style:font-face style:name="Arial" svg:font-family="Arial" style:font-family-generic="swiss"/>
    <style:font-face style:name="Arial1" svg:font-family="Arial" style:font-family-generic="system" style:font-pitch="variable"/>
    <style:font-face style:name="Franklin Gothic Medium" svg:font-family="'Franklin Gothic Medium'" style:font-family-generic="swiss" style:font-pitch="variable"/>
    <style:font-face style:name="Impact" svg:font-family="Impact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Franklin Gothic Medium" fo:font-size="48pt" fo:font-weight="bold" officeooo:rsid="0011ac5b" officeooo:paragraph-rsid="0011ac5b" style:font-size-asian="48pt" style:font-weight-asian="bold" style:font-size-complex="48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48pt" officeooo:rsid="0011ac5b" officeooo:paragraph-rsid="0011ac5b" style:font-size-asian="48pt" style:font-size-complex="48pt"/>
    </style:style>
    <style:style style:name="P3" style:family="paragraph" style:parent-style-name="Standard">
      <style:paragraph-properties fo:text-align="center" style:justify-single-word="false"/>
      <style:text-properties fo:font-size="18pt" officeooo:rsid="0011ac5b" officeooo:paragraph-rsid="0011ac5b" style:font-size-asian="15.75pt" style:font-size-complex="18pt"/>
    </style:style>
    <style:style style:name="P4" style:family="paragraph" style:parent-style-name="Heading_20_1">
      <style:text-properties officeooo:rsid="0011ac5b" officeooo:paragraph-rsid="0011ac5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rite Up</text:p>
      <text:p text:style-name="P1"/>
      <text:p text:style-name="P1">FirstHacking</text:p>
      <text:p text:style-name="P2"/>
      <text:p text:style-name="P3">Autor: El Pingüino de Mario</text:p>
      <text:p text:style-name="P3"/>
      <text:p text:style-name="P3">Dificultad: Muy fácil</text:p>
      <text:p text:style-name="P3"/>
      <text:p text:style-name="P3">Fecha de creación: 14/06/2024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P4" text:outline-level="1"><text:soft-page-break/>Herramientas Utilizadas</text:h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miri" svg:font-family="Amiri" style:font-pitch="variable"/>
    <style:font-face style:name="Arial" svg:font-family="Arial" style:font-family-generic="swiss"/>
    <style:font-face style:name="Arial1" svg:font-family="Arial" style:font-family-generic="system" style:font-pitch="variable"/>
    <style:font-face style:name="Franklin Gothic Medium" svg:font-family="'Franklin Gothic Medium'" style:font-family-generic="swiss" style:font-pitch="variable"/>
    <style:font-face style:name="Impact" svg:font-family="Impact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center" style:justify-single-word="false"/>
      <style:text-properties fo:font-size="18pt" officeooo:rsid="0011ac5b" style:font-size-asian="15.75pt" style:font-size-complex="18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26T22:05:07.827000000</meta:creation-date>
    <dc:date>2025-01-26T22:14:54.870000000</dc:date>
    <meta:editing-duration>PT9M47S</meta:editing-duration>
    <meta:editing-cycles>1</meta:editing-cycles>
    <meta:document-statistic meta:table-count="0" meta:image-count="0" meta:object-count="0" meta:page-count="3" meta:paragraph-count="6" meta:word-count="17" meta:character-count="120" meta:non-whitespace-character-count="109"/>
    <meta:generator>LibreOffice/24.8.4.2$Windows_X86_64 LibreOffice_project/bb3cfa12c7b1bf994ecc5649a80400d06cd71002</meta:generator>
  </office:meta>
</office:document-meta>
</file>